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d14" officeooo:paragraph-rsid="0005ad14"/>
    </style:style>
    <style:style style:name="P2" style:family="paragraph" style:parent-style-name="Standard">
      <style:text-properties officeooo:rsid="000a4b48" officeooo:paragraph-rsid="000a4b48"/>
    </style:style>
    <style:style style:name="P3" style:family="paragraph" style:parent-style-name="Standard">
      <style:text-properties fo:font-weight="bold" officeooo:rsid="0005ad14" officeooo:paragraph-rsid="0005ad14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a869f" officeooo:paragraph-rsid="000a869f" style:font-weight-asian="bold" style:font-weight-complex="bold"/>
    </style:style>
    <style:style style:name="P6" style:family="paragraph" style:parent-style-name="Standard">
      <style:text-properties fo:font-weight="bold" officeooo:rsid="00104724" officeooo:paragraph-rsid="00104724" style:font-weight-asian="bold" style:font-weight-complex="bold"/>
    </style:style>
    <style:style style:name="P7" style:family="paragraph" style:parent-style-name="Standard">
      <style:text-properties fo:font-weight="bold" officeooo:rsid="0010f8c5" officeooo:paragraph-rsid="0010f8c5" style:font-weight-asian="bold" style:font-weight-complex="bold"/>
    </style:style>
    <style:style style:name="P8" style:family="paragraph" style:parent-style-name="Standard">
      <style:text-properties fo:font-weight="bold" officeooo:rsid="0011b9c3" officeooo:paragraph-rsid="0011b9c3" style:font-weight-asian="bold" style:font-weight-complex="bold"/>
    </style:style>
    <style:style style:name="P9" style:family="paragraph" style:parent-style-name="Heading_20_2">
      <style:text-properties fo:font-weight="bold" officeooo:rsid="0011b9c3" officeooo:paragraph-rsid="0011b9c3" style:font-weight-asian="bold" style:font-weight-complex="bold"/>
    </style:style>
    <style:style style:name="P10" style:family="paragraph" style:parent-style-name="Heading_20_4">
      <style:text-properties fo:font-weight="bold"/>
    </style:style>
    <style:style style:name="P11" style:family="paragraph" style:parent-style-name="Heading_20_4">
      <style:text-properties fo:font-weight="bold" fo:background-color="#ffff00"/>
    </style:style>
    <style:style style:name="P12" style:family="paragraph" style:parent-style-name="Standard">
      <style:text-properties fo:font-weight="normal" officeooo:rsid="000b2407" officeooo:paragraph-rsid="000b2407" style:font-weight-asian="normal" style:font-weight-complex="normal"/>
    </style:style>
    <style:style style:name="P13" style:family="paragraph" style:parent-style-name="Standard">
      <style:text-properties fo:font-weight="normal" officeooo:rsid="00104724" officeooo:paragraph-rsid="00104724" style:font-weight-asian="normal" style:font-weight-complex="normal"/>
    </style:style>
    <style:style style:name="P14" style:family="paragraph" style:parent-style-name="Standard">
      <style:text-properties officeooo:rsid="000b2407" officeooo:paragraph-rsid="000b2407"/>
    </style:style>
    <style:style style:name="P15" style:family="paragraph" style:parent-style-name="Standard">
      <style:text-properties officeooo:rsid="000bdb67" officeooo:paragraph-rsid="000bdb67"/>
    </style:style>
    <style:style style:name="P16" style:family="paragraph" style:parent-style-name="Standard">
      <style:text-properties officeooo:rsid="000dbdbc" officeooo:paragraph-rsid="000dbdbc"/>
    </style:style>
    <style:style style:name="P17" style:family="paragraph" style:parent-style-name="Standard">
      <style:text-properties officeooo:paragraph-rsid="000b8cc4"/>
    </style:style>
    <style:style style:name="P18" style:family="paragraph" style:parent-style-name="Standard">
      <style:text-properties officeooo:rsid="001a08d1" officeooo:paragraph-rsid="001a08d1"/>
    </style:style>
    <style:style style:name="P19" style:family="paragraph" style:parent-style-name="Text_20_body">
      <style:text-properties fo:background-color="#ffff00"/>
    </style:style>
    <style:style style:name="P20" style:family="paragraph" style:parent-style-name="Standard">
      <style:text-properties officeooo:rsid="000b8cc4" officeooo:paragraph-rsid="000b8cc4"/>
    </style:style>
    <style:style style:name="T1" style:family="text">
      <style:text-properties officeooo:rsid="0005ad14"/>
    </style:style>
    <style:style style:name="T2" style:family="text">
      <style:text-properties officeooo:rsid="000e79b5"/>
    </style:style>
    <style:style style:name="T3" style:family="text">
      <style:text-properties officeooo:rsid="00101056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alta</text:p>
      <text:p text:style-name="Standard">conexion usuarios<text:span text:style-name="T3">(peter tiene la luz)</text:span></text:p>
      <text:p text:style-name="P1">conexión a marcas</text:p>
      <text:p text:style-name="P1">conexión a proveedores</text:p>
      <text:p text:style-name="P1">conexión a productos</text:p>
      <text:p text:style-name="P1">conexión a clientes</text:p>
      <text:p text:style-name="P1">conexión a ventas<text:span text:style-name="T2">(no necesario etapa 2)</text:span></text:p>
      <text:p text:style-name="P1">conexión a compras<text:span text:style-name="T2">(no necesario etapa 2)</text:span></text:p>
      <text:p text:style-name="P1"/>
      <text:p text:style-name="P16">DESARROLLAR LAS CLASES DE NEGOCIO PARA LA LISTA, FILTRADO, MODIFICACIÓN Y ELIMINADO</text:p>
      <text:p text:style-name="P1"/>
      <text:p text:style-name="P1"/>
      <text:p text:style-name="P15">NOTA:</text:p>
      <text:p text:style-name="P20">AL MODIFICAR O ELIMINAR MARCAS O CATEGORÍAS, TENER EN CUENTA LOS PRODUCTOS QUE LAS CONTIENEN.</text:p>
      <text:p text:style-name="P18">También desarrollar base de datos para intentar relacionarlas con los datos en clases dominio...</text:p>
      <text:p text:style-name="P17"/>
      <text:p text:style-name="P17"/>
      <text:p text:style-name="P4">Marcas ADMIN<text:span text:style-name="T1">(ventana)</text:span></text:p>
      <text:p text:style-name="Standard"/>
      <text:p text:style-name="Standard">un textbox de filtrar marcas nombre, o código </text:p>
      <text:p text:style-name="Standard"/>
      <text:p text:style-name="Standard">listar todas las marcas agregar </text:p>
      <text:p text:style-name="Standard"/>
      <text:p text:style-name="Standard">listar marcas, agregar marcas, modificar marcas, eliminar marcas</text:p>
      <text:p text:style-name="Standard"/>
      <text:p text:style-name="Standard"/>
      <text:p text:style-name="P4">PRODUCTOS ADMIN<text:span text:style-name="T1">(ventana)</text:span></text:p>
      <text:p text:style-name="Standard"/>
      <text:p text:style-name="Standard"/>
      <text:p text:style-name="Standard">listar todos los productos</text:p>
      <text:p text:style-name="Standard">agregar un textbox de filtrado, por nombre, marca, código o categoría</text:p>
      <text:p text:style-name="Standard"/>
      <text:p text:style-name="Standard">poder modificar marca nombre categoría del producto</text:p>
      <text:p text:style-name="Standard">que desea modificar? </text:p>
      <text:p text:style-name="P14">Poder agregar productos</text:p>
      <text:p text:style-name="Standard">poder eliminar el producto</text:p>
      <text:p text:style-name="Standard"/>
      <text:p text:style-name="P3">Clientes admin (ventana)</text:p>
      <text:p text:style-name="P1"/>
      <text:p text:style-name="P2">listar todos los clientes </text:p>
      <text:p text:style-name="P2">agregar un texbox de filtrado xxxx</text:p>
      <text:p text:style-name="P2">poder modificar el cliente seleccionado</text:p>
      <text:p text:style-name="P14">poder agregar clientes</text:p>
      <text:p text:style-name="P2">eliminar el cliente</text:p>
      <text:p text:style-name="P2">etc</text:p>
      <text:p text:style-name="P2"/>
      <text:p text:style-name="P5">Proveedores admin(ventana)</text:p>
      <text:p text:style-name="P5"/>
      <text:p text:style-name="P12">listar todos los proveedores</text:p>
      <text:p text:style-name="P12">agregar filtrado</text:p>
      <text:p text:style-name="P12"><text:soft-page-break/>poder modificar el proveedor y que productos tiene asociados</text:p>
      <text:p text:style-name="P12">poder eliminar</text:p>
      <text:p text:style-name="P12">poder agregar proveedores</text:p>
      <text:p text:style-name="P13">etc</text:p>
      <text:p text:style-name="P13"/>
      <text:p text:style-name="P6">Categorías admin(ventana)</text:p>
      <text:p text:style-name="P6"/>
      <text:p text:style-name="P13">Agregar categorias</text:p>
      <text:p text:style-name="P13">modificar categorias</text:p>
      <text:p text:style-name="P13">eliminar categorias</text:p>
      <text:p text:style-name="P13">listar todas las categorias</text:p>
      <text:p text:style-name="P13">filtrar categoria</text:p>
      <text:p text:style-name="P13"/>
      <text:p text:style-name="P13"/>
      <text:p text:style-name="P7">Ventas admin o vendedor(ventana)</text:p>
      <text:p text:style-name="P7"/>
      <text:p text:style-name="P7"/>
      <text:p text:style-name="P7"/>
      <text:p text:style-name="P8">Compras admin (ventana)</text:p>
      <text:p text:style-name="P8"/>
      <text:h text:style-name="P9" text:outline-level="2">Hitos de TPC</text:h>
      <text:section text:style-name="Sect1" text:name="yui_3_17_2_1_1687118791239_31">
        <text:p text:style-name="Text_20_body"/>
        <text:section text:style-name="Sect1" text:name="yui_3_17_2_1_1687118791239_30">
          <text:h text:style-name="P10" text:outline-level="4">Etapa 1</text:h>
          <text:p text:style-name="Text_20_body"><text:bookmark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  <text:p text:style-name="Text_20_body"/>
          <text:h text:style-name="P11" text:outline-level="4">Etapa 2</text:h>
          <text:p text:style-name="P19">Para la segunda etapa del TPC se solicita:<text:line-break/>- completar y corregir las cuestiones pendientes de la primera etapa,<text:line-break/>- desarrollar todos los ABMs y listados de las entidades administrables de la aplicación, pero <text:span text:style-name="T4">NO de las que correspondan a funcionalidad core</text:span> (Turnos, Incidencia, Venta o Mesas)</text:p>
          <text:p text:style-name="P19"><text:line-break/><text:span text:style-name="T6">Nota:</text:span> tener en cuenta validaciones, diseño visual, seguir ampliando/corrigiendo el modelo.</text:p>
          <text:p text:style-name="P19"/>
          <text:h text:style-name="P10" text:outline-level="4">Etapa 3</text:h>
          <text:p text:style-name="Text_20_body">Para la tercera etapa del TPC deberán construir:<text:line-break/>- La funcionalidad del core de la aplicación (turnos: nuevo, re programar; mesa: abrir, generar pedido, cerrar; ventas: comprar, vender, etc.).<text:line-break/><text:span text:style-name="T5">- Las funcionalidades que aportan valor de agregado al core (búsquedas dinámicas, registrarse, </text:span><text:soft-page-break/><text:span text:style-name="T5">olvidé mi pass, etc.).</text:span><text:line-break/>- Validaciones a lo largo de la aplicación: tipos de datos, requeridos, formatos.</text:p>
          <text:p text:style-name="Text_20_body"/>
          <text:h text:style-name="P10" text:outline-level="4">Etapa Final</text:h>
          <text:p text:style-name="Text_20_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  </text:section>
      </text:section>
      <text:p text:style-name="P8"/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8T16:13:57.530000000</meta:creation-date>
    <dc:date>2023-06-18T17:14:13.909000000</dc:date>
    <meta:editing-duration>PT48M12S</meta:editing-duration>
    <meta:editing-cycles>19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55" meta:word-count="440" meta:character-count="2926" meta:non-whitespace-character-count="2536"/>
  </office:meta>
</office:document-meta>
</file>